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0000000800482B8425106B401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style:font-size-asian="14pt" style:font-name-complex="Arial" style:font-size-complex="14pt"/>
    </style:style>
    <style:style style:name="P3" style:family="paragraph" style:parent-style-name="Standard">
      <style:text-properties style:font-name="Arial" fo:language="ca" fo:country="ES" officeooo:paragraph-rsid="002987c8"/>
    </style:style>
    <style:style style:name="P4" style:family="paragraph" style:parent-style-name="Standard">
      <style:text-properties style:font-name="Arial1" fo:font-size="11pt" fo:language="ca" fo:country="ES" fo:font-weight="normal" officeooo:rsid="001fe75d" style:font-size-asian="11pt" style:font-weight-asian="normal" style:font-size-complex="11pt" style:font-weight-complex="normal"/>
    </style:style>
    <style:style style:name="P5"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6" style:family="paragraph" style:parent-style-name="Footnote">
      <style:paragraph-properties fo:line-height="100%" style:snap-to-layout-grid="false"/>
    </style:style>
    <style:style style:name="P7" style:family="paragraph" style:parent-style-name="Footnote">
      <style:text-properties fo:font-size="5pt" style:font-size-asian="5pt"/>
    </style:style>
    <style:style style:name="P8" style:family="paragraph" style:parent-style-name="Text_20_body">
      <style:text-properties style:font-name="Arial1" fo:font-size="11pt" fo:language="ca" fo:country="ES" fo:font-weight="normal" officeooo:rsid="00227169" officeooo:paragraph-rsid="0034e360" style:font-size-asian="11pt" style:font-weight-asian="normal" style:font-size-complex="11pt" style:font-weight-complex="normal"/>
    </style:style>
    <style:style style:name="P9" style:family="paragraph" style:parent-style-name="Text_20_body">
      <style:text-properties style:font-name="Arial1" fo:font-size="11pt" fo:language="ca" fo:country="ES" fo:font-weight="normal" officeooo:rsid="00227169" officeooo:paragraph-rsid="00227169" style:font-size-asian="11pt" style:font-weight-asian="normal" style:font-size-complex="11pt" style:font-weight-complex="normal"/>
    </style:style>
    <style:style style:name="P10" style:family="paragraph" style:parent-style-name="Text_20_body">
      <style:text-properties style:font-name="Arial1" fo:font-size="11pt" fo:language="ca" fo:country="ES" fo:font-weight="normal" officeooo:rsid="00227169" officeooo:paragraph-rsid="001fe75d" style:font-size-asian="11pt" style:font-weight-asian="normal" style:font-size-complex="11pt" style:font-weight-complex="normal"/>
    </style:style>
    <style:style style:name="P11" style:family="paragraph" style:parent-style-name="Text_20_body">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P12" style:family="paragraph" style:parent-style-name="Text_20_body">
      <style:text-properties style:font-name="Arial1" fo:font-size="11pt" fo:language="ca" fo:country="ES" fo:font-weight="normal" officeooo:rsid="003673f1" officeooo:paragraph-rsid="003673f1" style:font-size-asian="11pt" style:font-weight-asian="normal" style:font-size-complex="11pt" style:font-weight-complex="normal"/>
    </style:style>
    <style:style style:name="P13" style:family="paragraph" style:parent-style-name="Text_20_body">
      <style:text-properties style:font-name="Arial1" fo:font-size="11pt" fo:language="ca" fo:country="ES" fo:font-weight="normal" officeooo:rsid="001fe75d" officeooo:paragraph-rsid="001fe75d" style:font-size-asian="11pt" style:font-weight-asian="normal" style:font-size-complex="11pt" style:font-weight-complex="normal"/>
    </style:style>
    <style:style style:name="P14" style:family="paragraph" style:parent-style-name="Text_20_body">
      <style:text-properties style:font-name="Arial1" fo:font-size="11pt" fo:language="ca" fo:country="ES" fo:font-weight="normal" officeooo:rsid="0038e979" officeooo:paragraph-rsid="0038e979" style:font-size-asian="11pt" style:font-weight-asian="normal" style:font-size-complex="11pt" style:font-weight-complex="normal"/>
    </style:style>
    <style:style style:name="P15" style:family="paragraph" style:parent-style-name="Text_20_body">
      <style:text-properties style:font-name="Arial1" fo:font-size="11pt" fo:language="ca" fo:country="ES" fo:font-weight="normal" officeooo:rsid="003b9829" officeooo:paragraph-rsid="003b9829" style:font-size-asian="11pt" style:font-weight-asian="normal" style:font-size-complex="11pt" style:font-weight-complex="normal"/>
    </style:style>
    <style:style style:name="P16" style:family="paragraph" style:parent-style-name="Text_20_body">
      <style:text-properties style:font-name="Arial1" fo:font-size="11pt" fo:language="ca" fo:country="ES" fo:font-weight="bold" officeooo:rsid="001fe75d" officeooo:paragraph-rsid="0038e979" style:font-size-asian="11pt" style:font-weight-asian="bold" style:font-size-complex="11pt" style:font-weight-complex="bold"/>
    </style:style>
    <style:style style:name="P17" style:family="paragraph" style:parent-style-name="Text_20_body">
      <style:text-properties style:font-name="Arial1" fo:font-size="11pt" fo:language="ca" fo:country="ES" fo:font-weight="bold" officeooo:rsid="001fe75d" officeooo:paragraph-rsid="003b9829" style:font-size-asian="11pt" style:font-weight-asian="bold" style:font-size-complex="11pt" style:font-weight-complex="bold"/>
    </style:style>
    <style:style style:name="P18" style:family="paragraph" style:parent-style-name="Text_20_body">
      <style:paragraph-properties fo:margin-left="1.249cm" fo:margin-right="0cm" fo:text-indent="0cm" style:auto-text-indent="false"/>
      <style:text-properties style:font-name="Courier New1" fo:font-size="11pt" fo:language="ca" fo:country="ES" fo:font-weight="normal" officeooo:rsid="0038e979" officeooo:paragraph-rsid="0038e979" style:font-size-asian="11pt" style:font-weight-asian="normal" style:font-size-complex="11pt" style:font-weight-complex="normal"/>
    </style:style>
    <style:style style:name="P19" style:family="paragraph" style:parent-style-name="Text_20_body">
      <style:paragraph-properties fo:margin-left="1.249cm" fo:margin-right="0cm" fo:text-indent="0cm" style:auto-text-indent="false"/>
      <style:text-properties style:font-name="Courier New1" fo:font-size="11pt" fo:language="ca" fo:country="ES" fo:font-weight="normal" officeooo:rsid="003b9829" officeooo:paragraph-rsid="003b9829" style:font-size-asian="11pt" style:font-weight-asian="normal" style:font-size-complex="11pt" style:font-weight-complex="normal"/>
    </style:style>
    <style:style style:name="P20" style:family="paragraph" style:parent-style-name="Text_20_body">
      <style:paragraph-properties fo:break-before="page"/>
      <style:text-properties style:font-name="Arial1" fo:font-size="11pt" fo:language="ca" fo:country="ES" fo:font-weight="bold" officeooo:rsid="001fe75d" officeooo:paragraph-rsid="003b9829" style:font-size-asian="11pt" style:font-weight-asian="bold" style:font-size-complex="11pt" style:font-weight-complex="bold"/>
    </style:style>
    <style:style style:name="P21" style:family="paragraph" style:parent-style-name="Standard" style:master-page-name="Standard">
      <style:paragraph-properties style:page-number="auto"/>
      <style:text-properties style:font-name="Arial" fo:font-size="14pt" fo:language="ca" fo:country="ES" officeooo:paragraph-rsid="0036148b" style:font-size-asian="14pt" style:font-name-complex="Arial" style:font-size-complex="14pt"/>
    </style:style>
    <style:style style:name="P22" style:family="paragraph" style:parent-style-name="Text_20_body" style:list-style-name="L1">
      <style:text-properties style:font-name="Arial1" fo:font-size="11pt" fo:language="ca" fo:country="ES" fo:font-weight="normal" officeooo:rsid="0038e979" officeooo:paragraph-rsid="0038e979" style:font-size-asian="11pt" style:font-weight-asian="normal" style:font-size-complex="11pt" style:font-weight-complex="normal"/>
    </style:style>
    <style:style style:name="P23" style:family="paragraph" style:parent-style-name="Text_20_body" style:list-style-name="L2">
      <style:text-properties style:font-name="Arial1" fo:font-size="11pt" fo:language="ca" fo:country="ES" fo:font-weight="normal" officeooo:rsid="003b9829" officeooo:paragraph-rsid="003b9829" style:font-size-asian="11pt" style:font-weight-asian="normal" style:font-size-complex="11pt" style:font-weight-complex="normal"/>
    </style:style>
    <style:style style:name="P24" style:family="paragraph" style:parent-style-name="Text_20_body">
      <style:text-properties style:font-name="Arial1" fo:font-size="11pt" fo:language="ca" fo:country="ES" fo:font-weight="normal" officeooo:rsid="0047919b" officeooo:paragraph-rsid="00498ff4" style:font-size-asian="11pt" style:font-weight-asian="normal" style:font-size-complex="11pt" style:font-weight-complex="normal"/>
    </style:style>
    <style:style style:name="P25" style:family="paragraph" style:parent-style-name="Text_20_body">
      <style:text-properties style:font-name="Arial1" fo:font-size="11pt" fo:language="ca" fo:country="ES" fo:font-weight="normal" officeooo:rsid="00498ff4" officeooo:paragraph-rsid="00498ff4" style:font-size-asian="11pt" style:font-weight-asian="normal" style:font-size-complex="11pt" style:font-weight-complex="normal"/>
    </style:style>
    <style:style style:name="P26" style:family="paragraph" style:parent-style-name="Text_20_body">
      <style:text-properties style:font-name="Arial1" fo:font-size="11pt" fo:language="ca" fo:country="ES" fo:font-weight="normal" officeooo:rsid="004bfa25" officeooo:paragraph-rsid="004cb0b7" style:font-size-asian="11pt" style:font-weight-asian="normal" style:font-size-complex="11pt" style:font-weight-complex="normal"/>
    </style:style>
    <style:style style:name="P27" style:family="paragraph" style:parent-style-name="Text_20_body">
      <style:text-properties fo:color="#0066cc" style:font-name="Arial1" fo:font-size="11pt" fo:language="ca" fo:country="ES" fo:font-weight="normal" officeooo:rsid="0040c8a8" officeooo:paragraph-rsid="0040c8a8" style:font-size-asian="11pt" style:font-weight-asian="normal" style:font-size-complex="11pt" style:font-weight-complex="normal"/>
    </style:style>
    <style:style style:name="P28" style:family="paragraph" style:parent-style-name="Text_20_body">
      <style:text-properties fo:color="#0066cc" style:font-name="Arial1" fo:font-size="11pt" fo:language="ca" fo:country="ES" fo:font-weight="normal" officeooo:rsid="0041b307" officeooo:paragraph-rsid="0041b307" style:font-size-asian="11pt" style:font-weight-asian="normal" style:font-size-complex="11pt" style:font-weight-complex="normal"/>
    </style:style>
    <style:style style:name="P29" style:family="paragraph" style:parent-style-name="Text_20_body">
      <style:text-properties fo:color="#0066cc" style:font-name="Arial1" fo:font-size="11pt" fo:language="ca" fo:country="ES" fo:font-weight="normal" officeooo:rsid="00449a34" officeooo:paragraph-rsid="00449a34" style:font-size-asian="11pt" style:font-weight-asian="normal" style:font-size-complex="11pt" style:font-weight-complex="normal"/>
    </style:style>
    <style:style style:name="P30" style:family="paragraph" style:parent-style-name="Text_20_body">
      <style:text-properties fo:color="#0066cc" style:font-name="Arial1" fo:font-size="11pt" fo:language="ca" fo:country="ES" fo:font-weight="normal" officeooo:rsid="0047919b" officeooo:paragraph-rsid="0047919b" style:font-size-asian="11pt" style:font-weight-asian="normal" style:font-size-complex="11pt" style:font-weight-complex="normal"/>
    </style:style>
    <style:style style:name="P31" style:family="paragraph" style:parent-style-name="Text_20_body">
      <style:text-properties fo:color="#0066cc" style:font-name="Arial1" fo:font-size="11pt" fo:language="ca" fo:country="ES" fo:font-weight="normal" officeooo:rsid="00498ff4" officeooo:paragraph-rsid="00498ff4" style:font-size-asian="11pt" style:font-weight-asian="normal" style:font-size-complex="11pt" style:font-weight-complex="normal"/>
    </style:style>
    <style:style style:name="P32" style:family="paragraph" style:parent-style-name="Text_20_body">
      <style:text-properties fo:color="#0066cc" style:font-name="Arial1" fo:font-size="11pt" fo:language="ca" fo:country="ES" fo:font-weight="normal" officeooo:rsid="004bfa25" officeooo:paragraph-rsid="004bfa25" style:font-size-asian="11pt" style:font-weight-asian="normal" style:font-size-complex="11pt" style:font-weight-complex="normal"/>
    </style:style>
    <style:style style:name="P33" style:family="paragraph" style:parent-style-name="Text_20_body">
      <style:text-properties fo:color="#0066cc" style:font-name="Arial1" fo:font-size="11pt" fo:language="ca" fo:country="ES" fo:font-weight="normal" officeooo:rsid="004cb0b7" officeooo:paragraph-rsid="004cb0b7" style:font-size-asian="11pt" style:font-weight-asian="normal" style:font-size-complex="11pt" style:font-weight-complex="normal"/>
    </style:style>
    <style:style style:name="P34" style:family="paragraph" style:parent-style-name="Text_20_body">
      <style:text-properties fo:color="#0066cc" style:font-name="Arial1" fo:font-size="11pt" fo:language="ca" fo:country="ES" fo:font-weight="normal" officeooo:rsid="004d81d6" officeooo:paragraph-rsid="004d81d6" style:font-size-asian="11pt" style:font-weight-asian="normal" style:font-size-complex="11pt" style:font-weight-complex="normal"/>
    </style:style>
    <style:style style:name="T1" style:family="text">
      <style:text-properties style:font-name="Arial" fo:font-size="9pt" style:font-size-asian="9pt" style:font-name-complex="Arial"/>
    </style:style>
    <style:style style:name="T2" style:family="text">
      <style:text-properties style:font-name="Arial" fo:font-size="9pt" fo:font-weight="normal" style:font-size-asian="9pt" style:font-weight-asian="normal" style:font-name-complex="Ari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6148b" style:font-weight-asian="normal" style:font-weight-complex="normal"/>
    </style:style>
    <style:style style:name="T5" style:family="text">
      <style:text-properties fo:font-weight="normal" officeooo:rsid="0038e979" style:font-weight-asian="normal" style:font-weight-complex="normal"/>
    </style:style>
    <style:style style:name="T6" style:family="text">
      <style:text-properties officeooo:rsid="001e3994"/>
    </style:style>
    <style:style style:name="T7" style:family="text">
      <style:text-properties officeooo:rsid="0034e360"/>
    </style:style>
    <style:style style:name="T8" style:family="text">
      <style:text-properties officeooo:rsid="003673f1"/>
    </style:style>
    <style:style style:name="T9" style:family="text">
      <style:text-properties officeooo:rsid="0038e979"/>
    </style:style>
    <style:style style:name="T10" style:family="text">
      <style:text-properties officeooo:rsid="003b9829"/>
    </style:style>
    <style:style style:name="T11" style:family="text">
      <style:text-properties officeooo:rsid="003e54d1"/>
    </style:style>
    <style:style style:name="T12" style:family="text">
      <style:text-properties officeooo:rsid="00435c2e"/>
    </style:style>
    <style:style style:name="T13" style:family="text">
      <style:text-properties fo:font-weight="bold" officeooo:rsid="001fe75d" style:font-weight-asian="bold" style:font-weight-complex="bold"/>
    </style:style>
    <style:style style:name="T14" style:family="text">
      <style:text-properties fo:font-weight="bold" officeooo:rsid="003673f1" style:font-weight-asian="bold" style:font-weight-complex="bold"/>
    </style:style>
    <style:style style:name="T15" style:family="text">
      <style:text-properties fo:font-weight="bold" officeooo:rsid="003b9829" style:font-weight-asian="bold" style:font-weight-complex="bold"/>
    </style:style>
    <style:style style:name="T16" style:family="text">
      <style:text-properties fo:color="#0066cc"/>
    </style:style>
    <style:style style:name="T17" style:family="text">
      <style:text-properties fo:color="#0066cc" fo:font-weight="bold" officeooo:rsid="001fe75d" style:font-weight-asian="bold" style:font-weight-complex="bold"/>
    </style:style>
    <style:style style:name="T18" style:family="text">
      <style:text-properties officeooo:rsid="004b07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àctica <text:span text:style-name="T6">11</text:span>: <text:span text:style-name="T9">Matrius</text:span></text:p>
      <text:p text:style-name="P3"><text:span text:style-name="T3">L’objectiu d’aquesta pràctica és </text:span><text:span text:style-name="T4">ampliar el que hem vist amb </text:span><text:span text:style-name="T5">els arrays</text:span><text:span text:style-name="T4">, però generalitzat </text:span><text:span text:style-name="T5">en mes d'una dimensió</text:span><text:span text:style-name="T4">.</text:span></text:p>
      <text:p text:style-name="P4"/>
      <text:p text:style-name="P13"/>
      <text:p text:style-name="P12">Atenció! Els programes següents els heu de codificar en <text:span text:style-name="T11">Java</text:span>.</text:p>
      <text:p text:style-name="P10"/>
      <text:p text:style-name="P16">Exercici <text:span text:style-name="T7">1</text:span>: <text:span text:style-name="T9">Inicialització de matriu</text:span></text:p>
      <text:p text:style-name="P14">Declara una matriu en <text:span text:style-name="T11">Java</text:span> de 5x4 enters. Inicialitza-la tota a 1 i finalment mostra tots els valors en forma de taula com la següent:</text:p>
      <text:p text:style-name="P18"><text:s text:c="4"/>1 <text:s text:c="2"/>1 <text:s text:c="2"/>1 <text:s text:c="2"/>1</text:p>
      <text:p text:style-name="P18"><text:s text:c="4"/>1 <text:s text:c="2"/>1 <text:s text:c="2"/>1 <text:s text:c="2"/>1</text:p>
      <text:p text:style-name="P18"><text:s text:c="4"/>1 <text:s text:c="2"/>1 <text:s text:c="2"/>1 <text:s text:c="2"/>1</text:p>
      <text:p text:style-name="P18"><text:s text:c="4"/>1 <text:s text:c="2"/>1 <text:s text:c="2"/>1 <text:s text:c="2"/>1</text:p>
      <text:p text:style-name="P18"><text:s text:c="4"/>1 <text:s text:c="2"/>1 <text:s text:c="2"/>1 <text:s text:c="2"/>1</text:p>
      <text:p text:style-name="P14">Assegura't que:</text:p>
      <text:list xml:id="list6831262539620746018" text:style-name="L1">
        <text:list-item>
          <text:p text:style-name="P22">Només calgui modificar en un sol lloc el valor 1 per què la matriu s'inicialitzi amb un altre valor (ex. 0)</text:p>
        </text:list-item>
        <text:list-item>
          <text:p text:style-name="P22">Només calgui modificar en un lloc per poder canviar el nombre de files o el de columnes de la matriu, i que la resta del programa funcioni sense problemes. Pots suposar que la matriu sempre serà com a mínim de 1x1.</text:p>
        </text:list-item>
      </text:list>
      <text:p text:style-name="P14">Nota: aquests requeriments són vàlids per la resta d'exercicis.</text:p>
      <text:p text:style-name="P27">public class Practica10_Array_2 {</text:p>
      <text:p text:style-name="P27"><text:tab/>public static void main (String args[]) {</text:p>
      <text:p text:style-name="P27"><text:tab/><text:tab/>final int COL = <text:span text:style-name="T12">4</text:span>;</text:p>
      <text:p text:style-name="P27"><text:tab/><text:tab/>final int FIL = <text:span text:style-name="T12">5</text:span>;</text:p>
      <text:p text:style-name="P27"><text:tab/><text:tab/>int matriu[][] = new int [FIL][COL];</text:p>
      <text:p text:style-name="P27"><text:tab/><text:tab/>for (int i = 0; i &lt; FIL; i++){</text:p>
      <text:p text:style-name="P27"><text:tab/><text:tab/><text:tab/>for (int a = 0; a &lt; COL; a++){</text:p>
      <text:p text:style-name="P27"><text:tab/><text:tab/><text:tab/><text:tab/>matriu[i][a] = 1;</text:p>
      <text:p text:style-name="P27"><text:tab/><text:tab/><text:tab/><text:tab/>System.out.print(matriu[i][a]+" ");</text:p>
      <text:p text:style-name="P27"><text:tab/><text:tab/><text:tab/>}</text:p>
      <text:p text:style-name="P27"><text:tab/><text:tab/><text:tab/>System.out.println();</text:p>
      <text:p text:style-name="P27"><text:tab/><text:tab/>}</text:p>
      <text:p text:style-name="P27"><text:tab/>}</text:p>
      <text:p text:style-name="P27">}</text:p>
      <text:p text:style-name="P8"/>
      <text:p text:style-name="P16">Exercici <text:span text:style-name="T7">2</text:span>: <text:span text:style-name="T9">Inicialització seqüencial</text:span></text:p>
      <text:p text:style-name="P14"><text:soft-page-break/>Declara una matriu en <text:span text:style-name="T11">Java</text:span> de 5x4 enters. Inicialitza-la de manera que la primera casella tingui 1, la segona (la 0,1) tingui un 2, i així successivament. Finalment mostra el resultat d'aquesta manera</text:p>
      <text:p text:style-name="P18"><text:s text:c="4"/>1 <text:s text:c="2"/>2 <text:s text:c="2"/>3 <text:s text:c="2"/>4</text:p>
      <text:p text:style-name="P18"><text:s text:c="4"/>5 <text:s text:c="2"/>6 <text:s text:c="2"/>7 <text:s text:c="2"/>8</text:p>
      <text:p text:style-name="P18"><text:s text:c="4"/>9 <text:s text:c="2"/>10 <text:s/>11 <text:s/>12</text:p>
      <text:p text:style-name="P18"><text:s text:c="4"/>13 <text:s/>14 <text:s/>15 <text:s/>16</text:p>
      <text:p text:style-name="P18"><text:s text:c="4"/>17 <text:s/>18 <text:s/>19 <text:s/>20</text:p>
      <text:p text:style-name="P28">public class Practica10_Array_2 {</text:p>
      <text:p text:style-name="P28"><text:tab/>public static void main (String args[]) {</text:p>
      <text:p text:style-name="P28"><text:tab/><text:tab/>final int COL = 4;</text:p>
      <text:p text:style-name="P28"><text:tab/><text:tab/>final int FIL = 5;</text:p>
      <text:p text:style-name="P28"><text:tab/><text:tab/>int cont = 1;</text:p>
      <text:p text:style-name="P28"><text:tab/><text:tab/>int matriu[][] = new int [FIL][COL];</text:p>
      <text:p text:style-name="P28"><text:tab/><text:tab/>for (int i = 0; i &lt; FIL; i++){</text:p>
      <text:p text:style-name="P28"><text:tab/><text:tab/><text:tab/>for (int a = 0; a &lt; COL; a++){</text:p>
      <text:p text:style-name="P28"><text:tab/><text:tab/><text:tab/><text:tab/>matriu[i][a] = cont;</text:p>
      <text:p text:style-name="P28"><text:tab/><text:tab/><text:tab/><text:tab/>cont++;</text:p>
      <text:p text:style-name="P28"><text:tab/><text:tab/><text:tab/><text:tab/>System.out.print(matriu[i][a]+"\t");</text:p>
      <text:p text:style-name="P28"><text:tab/><text:tab/><text:tab/>}</text:p>
      <text:p text:style-name="P28"><text:tab/><text:tab/><text:tab/>System.out.println();</text:p>
      <text:p text:style-name="P28"><text:tab/><text:tab/>}</text:p>
      <text:p text:style-name="P28"><text:tab/>}</text:p>
      <text:p text:style-name="P28">}</text:p>
      <text:p text:style-name="P20">Exercici <text:span text:style-name="T8">3</text:span>: <text:span text:style-name="T10">Diagonal \</text:span></text:p>
      <text:p text:style-name="P15">Declara una matriu en <text:span text:style-name="T11">Java</text:span> de 5x4 enters. Inicialitza-la de manera que la diagonal tingui 1 i la resta 0. Finalment mostra el resultat segons:</text:p>
      <text:p text:style-name="P19"><text:s text:c="4"/>1 <text:s text:c="3"/>0 <text:s text:c="2"/>0 <text:s text:c="2"/>0</text:p>
      <text:p text:style-name="P19"><text:s text:c="4"/>0 <text:s text:c="3"/>1 <text:s text:c="2"/>0 <text:s text:c="2"/>0</text:p>
      <text:p text:style-name="P19"><text:s text:c="4"/>0 <text:s text:c="3"/>0 <text:s text:c="2"/>1 <text:s text:c="2"/>0</text:p>
      <text:p text:style-name="P19"><text:s text:c="4"/>0 <text:s text:c="3"/>0 <text:s text:c="2"/>0 <text:s text:c="2"/>1</text:p>
      <text:p text:style-name="P19"><text:s text:c="4"/>0 <text:s text:c="3"/>0 <text:s text:c="2"/>0 <text:s text:c="2"/>0</text:p>
      <text:p text:style-name="P29">public class Practica10_Array_2 {</text:p>
      <text:p text:style-name="P29"><text:tab/>public static void main (String args[]) {</text:p>
      <text:p text:style-name="P29"><text:tab/><text:tab/>final int COL = 4;</text:p>
      <text:p text:style-name="P29"><text:tab/><text:tab/>final int FIL = 5;</text:p>
      <text:p text:style-name="P29"><text:tab/><text:tab/>int matriu[][] = new int [FIL][COL];</text:p>
      <text:p text:style-name="P29"><text:tab/><text:tab/>for (int i = 0; i &lt; FIL; i++){</text:p>
      <text:p text:style-name="P29"><text:tab/><text:tab/><text:tab/>if (i + 1 != FIL){</text:p>
      <text:p text:style-name="P29"><text:tab/><text:tab/><text:tab/>matriu[i][i] = 1;<text:tab/></text:p>
      <text:p text:style-name="P29"><text:tab/><text:tab/><text:tab/>}</text:p>
      <text:p text:style-name="P29"><text:tab/><text:tab/><text:tab/>for (int a = 0; a &lt; COL; a++){</text:p>
      <text:p text:style-name="P29"><text:tab/><text:tab/><text:tab/><text:tab/>System.out.print(matriu[i][a]+"\t");</text:p>
      <text:p text:style-name="P29"><text:tab/><text:tab/><text:tab/>}</text:p>
      <text:p text:style-name="P29"><text:tab/><text:tab/><text:tab/>System.out.println();</text:p>
      <text:p text:style-name="P29"><text:tab/><text:tab/>}</text:p>
      <text:p text:style-name="P29"><text:tab/>}</text:p>
      <text:p text:style-name="P29">}</text:p>
      <text:p text:style-name="P9"/>
      <text:p text:style-name="P17">Exercici <text:span text:style-name="T8">4</text:span>: <text:span text:style-name="T10">Pas de vianants horitzontal</text:span></text:p>
      <text:p text:style-name="P15">Declara una matriu en <text:span text:style-name="T11">Java</text:span> de 5x4 enters. Inicialitza-la de manera que les files parells tinguin el valor 0 i les senars el 1. Fitxa't en l'exemple</text:p>
      <text:p text:style-name="P19"><text:s text:c="4"/>0 <text:s text:c="2"/>0 <text:s text:c="2"/>0 <text:s text:c="2"/>0</text:p>
      <text:p text:style-name="P19"><text:s text:c="4"/>1 <text:s text:c="2"/>1 <text:s text:c="2"/>1 <text:s text:c="2"/>1</text:p>
      <text:p text:style-name="P19"><text:s text:c="4"/>0 <text:s text:c="2"/>0 <text:s text:c="2"/>0 <text:s text:c="2"/>0</text:p>
      <text:p text:style-name="P19"><text:s text:c="4"/>1 <text:s text:c="2"/>1 <text:s text:c="2"/>1 <text:s text:c="2"/>1</text:p>
      <text:p text:style-name="P19"><text:s text:c="4"/>0 <text:s text:c="2"/>0 <text:s text:c="2"/>0 <text:s text:c="2"/>0</text:p>
      <text:p text:style-name="P30">public class Practica10_Array_2 {</text:p>
      <text:p text:style-name="P30"><text:tab/>public static void main (String args[]) {</text:p>
      <text:p text:style-name="P30"><text:tab/><text:tab/>final int COL = 4;</text:p>
      <text:p text:style-name="P30"><text:tab/><text:tab/>final int FIL = 5;</text:p>
      <text:p text:style-name="P30"><text:tab/><text:tab/>int matriu[][] = new int [FIL][COL];</text:p>
      <text:p text:style-name="P30"><text:soft-page-break/><text:tab/><text:tab/>for (int i = 1; i &lt; FIL; i += 2){</text:p>
      <text:p text:style-name="P30"><text:tab/><text:tab/><text:tab/>for (int a = 0; a &lt; COL; a++){</text:p>
      <text:p text:style-name="P30"><text:tab/><text:tab/><text:tab/><text:tab/>matriu[i][a] = 1;</text:p>
      <text:p text:style-name="P30"><text:tab/><text:tab/><text:tab/>}</text:p>
      <text:p text:style-name="P30"><text:tab/><text:tab/>}</text:p>
      <text:p text:style-name="P30"><text:tab/><text:tab/></text:p>
      <text:p text:style-name="P30"><text:tab/><text:tab/>for (int i = 0; i &lt; FIL; i++){</text:p>
      <text:p text:style-name="P30"><text:tab/><text:tab/><text:tab/>for (int a = 0; a &lt; COL; a++){</text:p>
      <text:p text:style-name="P30"><text:tab/><text:tab/><text:tab/><text:tab/>System.out.print(matriu[i][a]+"\t");</text:p>
      <text:p text:style-name="P30"><text:tab/><text:tab/><text:tab/>}</text:p>
      <text:p text:style-name="P30"><text:tab/><text:tab/><text:tab/>System.out.println();</text:p>
      <text:p text:style-name="P30"><text:tab/><text:tab/>}</text:p>
      <text:p text:style-name="P30"><text:tab/>}</text:p>
      <text:p text:style-name="P30">}</text:p>
      <text:p text:style-name="P9"/>
      <text:p text:style-name="P17">Exercici <text:span text:style-name="T8">5</text:span>: <text:span text:style-name="T10">Pas de vianants vertical</text:span></text:p>
      <text:p text:style-name="P15">Declara una matriu en <text:span text:style-name="T11">Java</text:span> de 5x4 enters. Inicialitza-la de manera que les columnes parells tinguin el valor 0 i les senars el 1. Fitxa't en l'exemple</text:p>
      <text:p text:style-name="P19"><text:s text:c="4"/>0 <text:s text:c="2"/>1 <text:s text:c="2"/>0 <text:s text:c="2"/>1</text:p>
      <text:p text:style-name="P19"><text:s text:c="4"/>0 <text:s text:c="2"/>1 <text:s text:c="2"/>0 <text:s text:c="2"/>1</text:p>
      <text:p text:style-name="P19"><text:s text:c="4"/>0 <text:s text:c="2"/>1 <text:s text:c="2"/>0 <text:s text:c="2"/>1</text:p>
      <text:p text:style-name="P19"><text:s text:c="4"/>0 <text:s text:c="2"/>1 <text:s text:c="2"/>0 <text:s text:c="2"/>1</text:p>
      <text:p text:style-name="P19"><text:s text:c="4"/>0 <text:s text:c="2"/>1 <text:s text:c="2"/>0 <text:s text:c="2"/>1</text:p>
      <text:p text:style-name="P30">public class Practica10_Array_2 {</text:p>
      <text:p text:style-name="P30"><text:tab/>public static void main (String args[]) {</text:p>
      <text:p text:style-name="P30"><text:tab/><text:tab/>final int COL = 4;</text:p>
      <text:p text:style-name="P30"><text:tab/><text:tab/>final int FIL = 5;</text:p>
      <text:p text:style-name="P30"><text:tab/><text:tab/>int matriu[][] = new int [FIL][COL];</text:p>
      <text:p text:style-name="P30"><text:tab/><text:tab/>for (int i = 1; i &lt; COL; i += 2){</text:p>
      <text:p text:style-name="P30"><text:tab/><text:tab/><text:tab/>for (int a = 0; a &lt; FIL; a++){</text:p>
      <text:p text:style-name="P30"><text:tab/><text:tab/><text:tab/><text:tab/>matriu[a][i] = 1;</text:p>
      <text:p text:style-name="P30"><text:tab/><text:tab/><text:tab/>}</text:p>
      <text:p text:style-name="P30"><text:tab/><text:tab/>}</text:p>
      <text:p text:style-name="P30"><text:tab/><text:tab/></text:p>
      <text:p text:style-name="P30"><text:tab/><text:tab/>for (int i = 0; i &lt; FIL; i++){</text:p>
      <text:p text:style-name="P30"><text:tab/><text:tab/><text:tab/>for (int a = 0; a &lt; COL; a++){</text:p>
      <text:p text:style-name="P30"><text:tab/><text:tab/><text:tab/><text:tab/>System.out.print(matriu[i][a]+"\t");</text:p>
      <text:p text:style-name="P30"><text:tab/><text:tab/><text:tab/>}</text:p>
      <text:p text:style-name="P30"><text:soft-page-break/><text:tab/><text:tab/><text:tab/>System.out.println();</text:p>
      <text:p text:style-name="P30"><text:tab/><text:tab/>}</text:p>
      <text:p text:style-name="P30"><text:tab/>}</text:p>
      <text:p text:style-name="P24"><text:span text:style-name="T16">}</text:span></text:p>
      <text:p text:style-name="P24"><text:span text:style-name="T17"/></text:p>
      <text:p text:style-name="P24"><text:span text:style-name="T13">Exercici </text:span><text:span text:style-name="T14">6</text:span><text:span text:style-name="T13">: </text:span><text:span text:style-name="T15">Pas encreuat</text:span></text:p>
      <text:p text:style-name="P15">En aquest programa fusiona els passos de vianants dels exercicis anteriors, de manera que allà on marcaves amb 0 a tots dos, hi mantens un 0, allà on hi havia un 1 en un d'ells però 0 en l'altre, mantindràs un 1, i finalment on hi ha un 1 a totes dues matrius hi deixaràs un 2</text:p>
      <text:p text:style-name="P19"><text:s text:c="4"/>0 <text:s text:c="2"/>1 <text:s text:c="2"/>0 <text:s text:c="2"/>1</text:p>
      <text:p text:style-name="P19"><text:s text:c="4"/>1 <text:s text:c="2"/>2 <text:s text:c="2"/>1 <text:s text:c="2"/>2</text:p>
      <text:p text:style-name="P19"><text:s text:c="4"/>0 <text:s text:c="2"/>1 <text:s text:c="2"/>0 <text:s text:c="2"/>1</text:p>
      <text:p text:style-name="P19"><text:s text:c="4"/>1 <text:s text:c="2"/>2 <text:s text:c="2"/>1 <text:s text:c="2"/>2</text:p>
      <text:p text:style-name="P19"><text:s text:c="4"/>0 <text:s text:c="2"/>1 <text:s text:c="2"/>0 <text:s text:c="2"/>1</text:p>
      <text:p text:style-name="P15">Aquest exercici, com la majoria, es pot resoldre de moltes maneres. Fixa't però que el resultat demanat és en realitat la suma de dues matrius. Donat que es tracta d'un càlcul molt habitual en matrius, intenta implementar el teu programa amb aquesta idea. És a dir:</text:p>
      <text:list xml:id="list6610530720795519996" text:style-name="L2">
        <text:list-item>
          <text:p text:style-name="P23">Declara tres matrius de la mateixa dimensió</text:p>
        </text:list-item>
        <text:list-item>
          <text:p text:style-name="P23">Inicialitza dues amb els criteris dels exercicis del pas de vianants</text:p>
        </text:list-item>
        <text:list-item>
          <text:p text:style-name="P23">Suma les caselles de cada matriu i deixa el resultat en la casella corresponent de la tercera matriu.</text:p>
        </text:list-item>
        <text:list-item>
          <text:p text:style-name="P23">Mostra el resultat de la tercera matriu de la manera habitual.</text:p>
        </text:list-item>
      </text:list>
      <text:p text:style-name="P31">public class Practica10_Array_2 {</text:p>
      <text:p text:style-name="P31"><text:tab/>public static void main (String args[]) {</text:p>
      <text:p text:style-name="P31"><text:tab/><text:tab/>final int COL = 4;</text:p>
      <text:p text:style-name="P31"><text:tab/><text:tab/>final int FIL = 5;</text:p>
      <text:p text:style-name="P31"><text:tab/><text:tab/>int matriu1[][] = new int [FIL][COL];</text:p>
      <text:p text:style-name="P31"><text:tab/><text:tab/>int matriu2[][] = new int [FIL][COL];</text:p>
      <text:p text:style-name="P31"><text:tab/><text:tab/>int matriu3[][] = new int [FIL][COL];</text:p>
      <text:p text:style-name="P31"><text:tab/><text:tab/>for (int i = 1; i &lt; FIL; i += 2){</text:p>
      <text:p text:style-name="P31"><text:tab/><text:tab/><text:tab/>for (int a = 0; a &lt; COL; a++){</text:p>
      <text:p text:style-name="P31"><text:tab/><text:tab/><text:tab/><text:tab/>matriu1[i][a] = 1;</text:p>
      <text:p text:style-name="P31"><text:tab/><text:tab/><text:tab/>}</text:p>
      <text:p text:style-name="P31"><text:tab/><text:tab/>}</text:p>
      <text:p text:style-name="P31"><text:tab/><text:tab/>for (int i = 1; i &lt; COL; i += 2){</text:p>
      <text:p text:style-name="P31"><text:tab/><text:tab/><text:tab/>for (int a = 0; a &lt; FIL; a++){</text:p>
      <text:p text:style-name="P31"><text:tab/><text:tab/><text:tab/><text:tab/>matriu2[a][i] = 1;</text:p>
      <text:p text:style-name="P31"><text:tab/><text:tab/><text:tab/>}</text:p>
      <text:p text:style-name="P31"><text:soft-page-break/><text:tab/><text:tab/>}</text:p>
      <text:p text:style-name="P31"><text:tab/><text:tab/>for (int i = <text:span text:style-name="T18">0</text:span>; i &lt; FIL; i += 1){</text:p>
      <text:p text:style-name="P31"><text:tab/><text:tab/><text:tab/>for (int a = 0; a &lt; COL; a++){</text:p>
      <text:p text:style-name="P31"><text:tab/><text:tab/><text:tab/><text:tab/>matriu3[i][a] = matriu1[i][a] + matriu2[i][a];</text:p>
      <text:p text:style-name="P31"><text:tab/><text:tab/><text:tab/><text:tab/>System.out.print(matriu3[i][a]+" ");</text:p>
      <text:p text:style-name="P31"><text:tab/><text:tab/><text:tab/>}</text:p>
      <text:p text:style-name="P31"><text:tab/><text:tab/><text:tab/>System.out.println();</text:p>
      <text:p text:style-name="P31"><text:tab/><text:tab/>}</text:p>
      <text:p text:style-name="P31"><text:tab/>}</text:p>
      <text:p text:style-name="P25"><text:span text:style-name="T16">}</text:span></text:p>
      <text:p text:style-name="P8"/>
      <text:p text:style-name="P17">Exercici <text:span text:style-name="T10">7</text:span>: <text:span text:style-name="T10">Diagonal /</text:span></text:p>
      <text:p text:style-name="P15">Declara una matriu en <text:span text:style-name="T11">Java</text:span> de 5x4 enters. Inicialitza-la de manera que la diagonal / tingui 1 i la resta 0. Finalment mostra el resultat segons:</text:p>
      <text:p text:style-name="P19"><text:s text:c="4"/>0 <text:s text:c="3"/>0 <text:s text:c="2"/>0 <text:s text:c="2"/>1</text:p>
      <text:p text:style-name="P19"><text:s text:c="4"/>0 <text:s text:c="3"/>0 <text:s text:c="2"/>1 <text:s text:c="2"/>0</text:p>
      <text:p text:style-name="P19"><text:s text:c="4"/>0 <text:s text:c="3"/>1 <text:s text:c="2"/>0 <text:s text:c="2"/>0</text:p>
      <text:p text:style-name="P19"><text:s text:c="4"/>1 <text:s text:c="3"/>0 <text:s text:c="2"/>0 <text:s text:c="2"/>0</text:p>
      <text:p text:style-name="P19"><text:s text:c="4"/>0 <text:s text:c="3"/>0 <text:s text:c="2"/>0 <text:s text:c="2"/>0</text:p>
      <text:p text:style-name="P32">public class Practica10_Array_2 {</text:p>
      <text:p text:style-name="P32"><text:tab/>public static void main (String args[]) {</text:p>
      <text:p text:style-name="P32"><text:tab/><text:tab/>final int COL = 4;</text:p>
      <text:p text:style-name="P32"><text:tab/><text:tab/>final int FIL = 5;</text:p>
      <text:p text:style-name="P32"><text:tab/><text:tab/>int n = 0;</text:p>
      <text:p text:style-name="P32"><text:tab/><text:tab/>int matriu[][] = new int [FIL][COL];</text:p>
      <text:p text:style-name="P32"><text:tab/><text:tab/>for (int i = FIL-1; i &gt;= 0; i--){</text:p>
      <text:p text:style-name="P32"><text:tab/><text:tab/><text:tab/>if (i != (FIL - 1)){</text:p>
      <text:p text:style-name="P32"><text:tab/><text:tab/><text:tab/>matriu[i][n] = 1;</text:p>
      <text:p text:style-name="P32"><text:tab/><text:tab/><text:tab/>n++;</text:p>
      <text:p text:style-name="P32"><text:tab/><text:tab/><text:tab/>}</text:p>
      <text:p text:style-name="P32"><text:tab/><text:tab/>}</text:p>
      <text:p text:style-name="P32"><text:tab/><text:tab/>for (int i = 0; i &lt; FIL; i += 1){</text:p>
      <text:p text:style-name="P32"><text:tab/><text:tab/><text:tab/>for (int a = 0; a &lt; COL; a++){</text:p>
      <text:p text:style-name="P32"><text:tab/><text:tab/><text:tab/><text:tab/>System.out.print(matriu[i][a]+" ");</text:p>
      <text:p text:style-name="P32"><text:tab/><text:tab/><text:tab/>}</text:p>
      <text:p text:style-name="P32"><text:tab/><text:tab/><text:tab/>System.out.println();</text:p>
      <text:p text:style-name="P32"><text:tab/><text:tab/>}</text:p>
      <text:p text:style-name="P32"><text:tab/>}</text:p>
      <text:p text:style-name="P26"><text:soft-page-break/><text:span text:style-name="T16">}</text:span></text:p>
      <text:p text:style-name="P26"><text:span text:style-name="T17"/></text:p>
      <text:p text:style-name="P26"><text:span text:style-name="T13">Exercici </text:span><text:span text:style-name="T14">8</text:span><text:span text:style-name="T13">: </text:span><text:span text:style-name="T15">Capçaleres</text:span></text:p>
      <text:p text:style-name="P15">Crea una nova versió de l'exercici anterior, de manera que finalment es mostrin els noms de les files i les columnes segons l'exemple:</text:p>
      <text:p text:style-name="P19"><text:s text:c="8"/>[0] <text:s/>[1] <text:s/>[2] <text:s/>[3]</text:p>
      <text:p text:style-name="P19"><text:s text:c="4"/>[0] <text:s/>0 <text:s text:c="3"/>0 <text:s text:c="3"/>0 <text:s text:c="3"/>1</text:p>
      <text:p text:style-name="P19"><text:s text:c="4"/>[1] <text:s/>0 <text:s text:c="3"/>0 <text:s text:c="3"/>1 <text:s text:c="3"/>0</text:p>
      <text:p text:style-name="P19"><text:s text:c="4"/>[2] <text:s/>0 <text:s text:c="3"/>1 <text:s text:c="3"/>0 <text:s text:c="3"/>0</text:p>
      <text:p text:style-name="P19"><text:s text:c="4"/>[3] <text:s/>1 <text:s text:c="3"/>0 <text:s text:c="3"/>0 <text:s text:c="3"/>0</text:p>
      <text:p text:style-name="P19"><text:s text:c="4"/>[4] <text:s/>0 <text:s text:c="3"/>0 <text:s text:c="3"/>0 <text:s text:c="3"/>0</text:p>
      <text:p text:style-name="P33">public class Practica10_Array_2 {</text:p>
      <text:p text:style-name="P33"><text:tab/>public static void main (String args[]) {</text:p>
      <text:p text:style-name="P33"><text:tab/><text:tab/>final int COL = 4;</text:p>
      <text:p text:style-name="P33"><text:tab/><text:tab/>final int FIL = 5;</text:p>
      <text:p text:style-name="P33"><text:tab/><text:tab/>int n = 0;</text:p>
      <text:p text:style-name="P33"><text:tab/><text:tab/>int matriu[][] = new int [FIL][COL];</text:p>
      <text:p text:style-name="P33"><text:tab/><text:tab/>for (int i = FIL-1; i &gt;= 0; i--){</text:p>
      <text:p text:style-name="P33"><text:tab/><text:tab/><text:tab/>if (i != (FIL - 1)){</text:p>
      <text:p text:style-name="P33"><text:tab/><text:tab/><text:tab/>matriu[i][n] = 1;</text:p>
      <text:p text:style-name="P33"><text:tab/><text:tab/><text:tab/>n++;</text:p>
      <text:p text:style-name="P33"><text:tab/><text:tab/><text:tab/>}</text:p>
      <text:p text:style-name="P33"><text:tab/><text:tab/>}</text:p>
      <text:p text:style-name="P33"><text:tab/><text:tab/>for (int i = -1; i &lt; FIL; i += 1){</text:p>
      <text:p text:style-name="P33"><text:tab/><text:tab/><text:tab/>for (int a = -1; a &lt; COL; a++){</text:p>
      <text:p text:style-name="P33"><text:tab/><text:tab/><text:tab/><text:tab/>if (i == -1){</text:p>
      <text:p text:style-name="P33"><text:tab/><text:tab/><text:tab/><text:tab/><text:tab/>if (a == -1){</text:p>
      <text:p text:style-name="P33"><text:tab/><text:tab/><text:tab/><text:tab/><text:tab/><text:tab/>System.out.print(" <text:s text:c="4"/>");</text:p>
      <text:p text:style-name="P33"><text:tab/><text:tab/><text:tab/><text:tab/><text:tab/>}</text:p>
      <text:p text:style-name="P33"><text:tab/><text:tab/><text:tab/><text:tab/><text:tab/>else{</text:p>
      <text:p text:style-name="P33"><text:tab/><text:tab/><text:tab/><text:tab/><text:tab/><text:tab/>System.out.print("["+a+"] ");</text:p>
      <text:p text:style-name="P33"><text:tab/><text:tab/><text:tab/><text:tab/><text:tab/>}</text:p>
      <text:p text:style-name="P33"><text:tab/><text:tab/><text:tab/><text:tab/>}</text:p>
      <text:p text:style-name="P33"><text:tab/><text:tab/><text:tab/><text:tab/>else if (a == -1){</text:p>
      <text:p text:style-name="P33"><text:tab/><text:tab/><text:tab/><text:tab/><text:tab/>System.out.print("["+i+"] <text:s text:c="2"/>");</text:p>
      <text:p text:style-name="P33"><text:tab/><text:tab/><text:tab/><text:tab/>}</text:p>
      <text:p text:style-name="P33"><text:tab/><text:tab/><text:tab/><text:tab/>else{</text:p>
      <text:p text:style-name="P33"><text:tab/><text:tab/><text:tab/><text:tab/><text:tab/>System.out.print(matriu[i][a]+" <text:s text:c="2"/>");</text:p>
      <text:p text:style-name="P33"><text:soft-page-break/><text:tab/><text:tab/><text:tab/><text:tab/>}</text:p>
      <text:p text:style-name="P33"><text:tab/><text:tab/><text:tab/>}</text:p>
      <text:p text:style-name="P33"><text:tab/><text:tab/><text:tab/>System.out.println();</text:p>
      <text:p text:style-name="P33"><text:tab/><text:tab/>}</text:p>
      <text:p text:style-name="P33"><text:tab/>}</text:p>
      <text:p text:style-name="P33">}</text:p>
      <text:p text:style-name="P11"/>
      <text:p text:style-name="P17">Exercici <text:span text:style-name="T8">9</text:span>: <text:span text:style-name="T10">Totals</text:span></text:p>
      <text:p text:style-name="P15">Declara una matriu en <text:span text:style-name="T11">Java</text:span> de 6x5 enters. Demana un enter inicial a l'usuari i inicialitza la matriu de manera que la submatriu de 5x4 que comparteix la casella (0,0) s'inicialitza seqüencialment com a l'exercici 4 tot iniciant el valor de la casella (0,0) a l'introduït per l'usuari. El programa assignarà a les caselles de la darrera fila el total de sumar la columna corresponent. De la mateixa manera, assignarà a les caselles de la darrera columna, la suma dels valors de la fila corresponent.</text:p>
      <text:p text:style-name="P15">Considera l'exemple que pressuposa un valor inicial de 5</text:p>
      <text:p text:style-name="P19"><text:s text:c="8"/>[0] <text:s text:c="2"/>[1] <text:s text:c="2"/>[2] <text:s text:c="2"/>[3] <text:s text:c="2"/>[T]</text:p>
      <text:p text:style-name="P19"><text:s text:c="4"/>[0] <text:s/>5 <text:s text:c="4"/>6 <text:s text:c="4"/>7 <text:s text:c="4"/>8 <text:s text:c="4"/>26</text:p>
      <text:p text:style-name="P19"><text:s text:c="4"/>[1] <text:s/>9 <text:s text:c="4"/>10 <text:s text:c="3"/>11 <text:s text:c="3"/>12 <text:s text:c="3"/>42</text:p>
      <text:p text:style-name="P19"><text:s text:c="4"/>[2] <text:s/>13 <text:s text:c="3"/>14 <text:s text:c="3"/>15 <text:s text:c="3"/>16 <text:s text:c="3"/>58</text:p>
      <text:p text:style-name="P19"><text:s text:c="4"/>[3] <text:s/>17 <text:s text:c="3"/>18 <text:s text:c="3"/>19 <text:s text:c="3"/>20 <text:s text:c="3"/>74</text:p>
      <text:p text:style-name="P19"><text:s text:c="4"/>[4] <text:s/>21 <text:s text:c="3"/>22 <text:s text:c="3"/>23 <text:s text:c="3"/>24 <text:s text:c="3"/>90</text:p>
      <text:p text:style-name="P19"><text:s text:c="4"/>[T] <text:s/>65 <text:s text:c="3"/>70 <text:s text:c="3"/>75 <text:s text:c="3"/>80 <text:s text:c="3"/>290</text:p>
      <text:p text:style-name="P15"/>
      <text:p text:style-name="P34">public class Practica10_Array_2 {</text:p>
      <text:p text:style-name="P34"><text:tab/>public static void main (String args[]) throws IOException {</text:p>
      <text:p text:style-name="P34"><text:tab/><text:tab/>final int COL = 5;</text:p>
      <text:p text:style-name="P34"><text:tab/><text:tab/>final int FIL = 6;</text:p>
      <text:p text:style-name="P34"><text:tab/><text:tab/>String input;</text:p>
      <text:p text:style-name="P34"><text:tab/><text:tab/>int n;</text:p>
      <text:p text:style-name="P34"><text:tab/><text:tab/>int matriu[][] = new int [FIL][COL];</text:p>
      <text:p text:style-name="P34"><text:tab/><text:tab/>BufferedReader r = new BufferedReader(new InputStreamReader(System.in));</text:p>
      <text:p text:style-name="P34"><text:tab/><text:tab/>input = r.readLine();</text:p>
      <text:p text:style-name="P34"><text:tab/><text:tab/>n = Integer.parseInt(input);</text:p>
      <text:p text:style-name="P34"><text:tab/><text:tab/>for (int i = 0; i &lt; FIL - 1; i++){</text:p>
      <text:p text:style-name="P34"><text:tab/><text:tab/><text:tab/>for (int a = 0; a &lt; COL - 1; a++){</text:p>
      <text:p text:style-name="P34"><text:tab/><text:tab/><text:tab/>matriu[i][a] = n;</text:p>
      <text:p text:style-name="P34"><text:tab/><text:tab/><text:tab/>matriu[i][4] += matriu[i][a];</text:p>
      <text:p text:style-name="P34"><text:tab/><text:tab/><text:tab/>n++;</text:p>
      <text:p text:style-name="P34"><text:soft-page-break/><text:tab/><text:tab/><text:tab/>}</text:p>
      <text:p text:style-name="P34"><text:tab/><text:tab/>}</text:p>
      <text:p text:style-name="P34"><text:tab/><text:tab/>for (int i = 0; i &lt; FIL - 1; i++){</text:p>
      <text:p text:style-name="P34"><text:tab/><text:tab/><text:tab/>for (int a = 0; a &lt; COL - 1; a++){</text:p>
      <text:p text:style-name="P34"><text:tab/><text:tab/><text:tab/><text:tab/>matriu[5][a] += matriu[i][a];</text:p>
      <text:p text:style-name="P34"><text:tab/><text:tab/><text:tab/><text:tab/>if (a + 1 == COL - 1){</text:p>
      <text:p text:style-name="P34"><text:tab/><text:tab/><text:tab/><text:tab/><text:tab/>matriu[5][a + 1] += matriu[i][a + 1];</text:p>
      <text:p text:style-name="P34"><text:tab/><text:tab/><text:tab/><text:tab/>}</text:p>
      <text:p text:style-name="P34"><text:tab/><text:tab/><text:tab/>}</text:p>
      <text:p text:style-name="P34"><text:tab/><text:tab/>}</text:p>
      <text:p text:style-name="P34"><text:tab/><text:tab/>for (int i = -1; i &lt; FIL; i++){</text:p>
      <text:p text:style-name="P34"><text:tab/><text:tab/><text:tab/>for (int a = -1; a &lt; COL; a++){</text:p>
      <text:p text:style-name="P34"><text:tab/><text:tab/><text:tab/><text:tab/>if (i == -1){</text:p>
      <text:p text:style-name="P34"><text:tab/><text:tab/><text:tab/><text:tab/><text:tab/>if (a == -1){</text:p>
      <text:p text:style-name="P34"><text:tab/><text:tab/><text:tab/><text:tab/><text:tab/><text:tab/>System.out.print(" <text:s text:c="4"/>");</text:p>
      <text:p text:style-name="P34"><text:tab/><text:tab/><text:tab/><text:tab/><text:tab/>}</text:p>
      <text:p text:style-name="P34"><text:tab/><text:tab/><text:tab/><text:tab/><text:tab/>else{</text:p>
      <text:p text:style-name="P34"><text:tab/><text:tab/><text:tab/><text:tab/><text:tab/><text:tab/>System.out.print("["+a+"] <text:s/>");</text:p>
      <text:p text:style-name="P34"><text:tab/><text:tab/><text:tab/><text:tab/><text:tab/>}</text:p>
      <text:p text:style-name="P34"><text:tab/><text:tab/><text:tab/><text:tab/>}</text:p>
      <text:p text:style-name="P34"><text:tab/><text:tab/><text:tab/><text:tab/>else if (a == -1){</text:p>
      <text:p text:style-name="P34"><text:tab/><text:tab/><text:tab/><text:tab/><text:tab/>System.out.print("["+i+"] <text:s/>");</text:p>
      <text:p text:style-name="P34"><text:tab/><text:tab/><text:tab/><text:tab/>}</text:p>
      <text:p text:style-name="P34"><text:tab/><text:tab/><text:tab/><text:tab/>else if (matriu[i][a] &gt; 9){</text:p>
      <text:p text:style-name="P34"><text:tab/><text:tab/><text:tab/><text:tab/><text:tab/>System.out.print(matriu[i][a]+" <text:s text:c="2"/>");</text:p>
      <text:p text:style-name="P34"><text:tab/><text:tab/><text:tab/><text:tab/>}</text:p>
      <text:p text:style-name="P34"><text:tab/><text:tab/><text:tab/><text:tab/>else{</text:p>
      <text:p text:style-name="P34"><text:tab/><text:tab/><text:tab/><text:tab/><text:tab/>System.out.print(matriu[i][a]+" <text:s text:c="3"/>");</text:p>
      <text:p text:style-name="P34"><text:tab/><text:tab/><text:tab/><text:tab/>}</text:p>
      <text:p text:style-name="P34"><text:tab/><text:tab/><text:tab/>}</text:p>
      <text:p text:style-name="P34"><text:tab/><text:tab/><text:tab/>System.out.println();</text:p>
      <text:p text:style-name="P34"><text:tab/><text:tab/>}</text:p>
      <text:p text:style-name="P34"><text:tab/>}</text:p>
      <text:p text:style-name="P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 fo:font-size="9pt" style:font-size-asian="9pt" style:font-name-complex="Arial"/>
    </style:style>
    <style:style style:name="MT2"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8"><draw:image xlink:href="Pictures/100000000000080000000800482B8425106B401F.jpg" xlink:type="simple" xlink:show="embed" xlink:actuate="onLoad"/></draw:frame>Programació.</text:p>
              <text:p text:style-name="MP2">Programació estructurada -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7</text:page-number></text:span><text:span text:style-name="MT2"> de </text:span><text:span text:style-name="MT2"><text:page-count style:num-format="1">9</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1</dc:title>
    <meta:initial-creator>Josep Vilardell</meta:initial-creator>
    <meta:creation-date>2011-09-13T17:29:00</meta:creation-date>
    <dc:date>2017-11-16T20:59:08.439438865</dc:date>
    <meta:print-date>2011-03-02T18:52:00</meta:print-date>
    <dc:language>ca-ES</dc:language>
    <meta:editing-cycles>81</meta:editing-cycles>
    <meta:editing-duration>PT13H31M38S</meta:editing-duration>
    <meta:document-statistic meta:table-count="2" meta:image-count="1" meta:object-count="0" meta:page-count="9" meta:paragraph-count="295" meta:word-count="1613" meta:character-count="8838" meta:non-whitespace-character-count="6405"/>
    <meta:user-defined meta:name="Info 1"/>
    <meta:user-defined meta:name="Info 2"/>
    <meta:user-defined meta:name="Info 3"/>
    <meta:user-defined meta:name="Info 4"/>
  </office:meta>
</office:document-meta>
</file>